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hysical Properties for Hook_Arm_Dynam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eneral Properties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Material:</text:p>
          </table:table-cell>
          <table:table-cell office:value-type="string" table:style-name="ce1">
            <text:p>{Generic}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Density:</text:p>
          </table:table-cell>
          <table:table-cell office:value-type="string" table:style-name="ce1">
            <text:p>1.000 g/cm^3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Mass:</text:p>
          </table:table-cell>
          <table:table-cell office:value-type="string" table:style-name="ce1">
            <text:p>0.694 kg (Relative Error = 0.070754%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Area:</text:p>
          </table:table-cell>
          <table:table-cell office:value-type="string" table:style-name="ce1">
            <text:p>80227.601 mm^2 (Relative Error = 0.007676%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Volume:</text:p>
          </table:table-cell>
          <table:table-cell office:value-type="string" table:style-name="ce1">
            <text:p>694194.272 mm^3 (Relative Error = 0.070754%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enter of Gravity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X:</text:p>
          </table:table-cell>
          <table:table-cell office:value-type="string" table:style-name="ce1">
            <text:p>10.000 mm (Relative Error = 0.070754%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Y:</text:p>
          </table:table-cell>
          <table:table-cell office:value-type="string" table:style-name="ce1">
            <text:p>27.234 mm (Relative Error = 0.070754%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Z:</text:p>
          </table:table-cell>
          <table:table-cell office:value-type="string" table:style-name="ce1">
            <text:p>-182.083 mm (Relative Error = 0.070754%)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ss Moments of Inertia with respect to Center of Gravity(Calculated using negative integral)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Ixx<text:s text:c="8"/></text:p>
          </table:table-cell>
          <table:table-cell office:value-type="string" table:style-name="ce1">
            <text:p>11472.852 kg mm^2 (Relative Error = 0.070754%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yx Iyy<text:s text:c="4"/></text:p>
          </table:table-cell>
          <table:table-cell office:value-type="string" table:style-name="ce1">
            <text:p>0.000 kg mm^2 (Relative Error = 0.070754%)</text:p>
          </table:table-cell>
          <table:table-cell office:value-type="string" table:style-name="ce1">
            <text:p>9240.976 kg mm^2 (Relative Error = 0.070754%)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Izx Izy Izz</text:p>
          </table:table-cell>
          <table:table-cell office:value-type="string" table:style-name="ce1">
            <text:p>0.000 kg mm^2 (Relative Error = 0.070754%)</text:p>
          </table:table-cell>
          <table:table-cell office:value-type="string" table:style-name="ce1">
            <text:p>2504.358 kg mm^2 (Relative Error = 0.070754%)</text:p>
          </table:table-cell>
          <table:table-cell office:value-type="string" table:style-name="ce1">
            <text:p>2364.733 kg mm^2 (Relative Error = 0.070754%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ss Moments of Inertia with respect to Global(Calculated using negative integral)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Ixx<text:s text:c="8"/></text:p>
          </table:table-cell>
          <table:table-cell office:value-type="string" table:style-name="ce1">
            <text:p>35003.173 kg mm^2 (Relative Error = 0.070754%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yx Iyy<text:s text:c="4"/></text:p>
          </table:table-cell>
          <table:table-cell office:value-type="string" table:style-name="ce1">
            <text:p>-189.055 kg mm^2 (Relative Error = 0.070754%)</text:p>
          </table:table-cell>
          <table:table-cell office:value-type="string" table:style-name="ce1">
            <text:p>32325.848 kg mm^2 (Relative Error = 0.070754%)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Izx Izy Izz</text:p>
          </table:table-cell>
          <table:table-cell office:value-type="string" table:style-name="ce1">
            <text:p>1264.009 kg mm^2 (Relative Error = 0.070754%)</text:p>
          </table:table-cell>
          <table:table-cell office:value-type="string" table:style-name="ce1">
            <text:p>5946.730 kg mm^2 (Relative Error = 0.070754%)</text:p>
          </table:table-cell>
          <table:table-cell office:value-type="string" table:style-name="ce1">
            <text:p>2949.021 kg mm^2 (Relative Error = 0.070754%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ncipal Moments of Inertia with respect to Center of Gravity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I1:</text:p>
          </table:table-cell>
          <table:table-cell office:value-type="float" office:value="11472.852000000001" table:style-name="ce1">
            <text:p>11472.852</text:p>
          </table:table-cell>
          <table:table-cell table:style-name="ce1"/>
          <table:table-cell office:value-type="float" office:value="1.1472852E-2" table:formula="of:=[.C21]/1000000" table:style-name="ce1">
            <text:p>0.011472852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2:</text:p>
          </table:table-cell>
          <table:table-cell office:value-type="float" office:value="10056.380999999999" table:style-name="ce1">
            <text:p>10056.381</text:p>
          </table:table-cell>
          <table:table-cell table:style-name="ce1"/>
          <table:table-cell office:value-type="float" office:value="1.0056381E-2" table:formula="of:=[.C22]/1000000" table:style-name="ce1">
            <text:p>0.010056381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I3:</text:p>
          </table:table-cell>
          <table:table-cell office:value-type="float" office:value="1549.328" table:style-name="ce1">
            <text:p>1549.328</text:p>
          </table:table-cell>
          <table:table-cell table:style-name="ce1"/>
          <table:table-cell office:value-type="float" office:value="1.549328E-3" table:formula="of:=[.C23]/1000000" table:style-name="ce1">
            <text:p>0.0015493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tation from Global to Principal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Rx:</text:p>
          </table:table-cell>
          <table:table-cell office:value-type="float" office:value="-18.03" table:style-name="ce1">
            <text:p>-18.03</text:p>
          </table:table-cell>
          <table:table-cell office:value-type="string" table:style-name="ce1">
            <text:p>degrees</text:p>
          </table:table-cell>
          <table:table-cell office:value-type="float" office:value="-0.31468286413457763" table:formula="of:=([.C25]/180)*PI()" table:style-name="ce1">
            <text:p>-0.31468286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Ry: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grees</text:p>
          </table:table-cell>
          <table:table-cell office:value-type="float" office:value="0" table:formula="of:=([.C26]/180)*PI()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Rz: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egrees</text:p>
          </table:table-cell>
          <table:table-cell office:value-type="float" office:value="0" table:formula="of:=([.C27]/180)*PI()" table:style-name="ce1">
            <text:p>0</text:p>
          </table:table-cell>
          <table:table-cell table:number-columns-repeated="16379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Pete</meta:initial-creator>
    <dc:creator>Pete</dc:creator>
    <meta:creation-date>2018-10-28T11:08:30Z</meta:creation-date>
    <dc:date>2018-10-28T11:10:37Z</dc:date>
  </office:meta>
</office:document-meta>
</file>